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>
        <style:tab-stops>
          <style:tab-stop style:position="6.9244in" style:type="right"/>
          <style:tab-stop style:position="6.9252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text-properties style:font-name="Liberation Serif" fo:font-weight="normal" style:font-weight-asian="normal" style:font-weight-complex="normal"/>
    </style:style>
    <style:style style:name="P6" style:family="paragraph" style:parent-style-name="Standard">
      <style:paragraph-properties fo:margin-left="0.2957in" fo:margin-right="0in" fo:text-indent="0in" style:auto-text-indent="false"/>
      <style:text-properties style:font-name="Courier 10 Pitch"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ourier 10 Pitch" fo:font-weight="normal" style:font-weight-asian="normal" style:font-weight-complex="normal"/>
    </style:style>
    <style:style style:name="P8" style:family="paragraph" style:parent-style-name="Table_20_Contents">
      <style:text-properties style:font-name="Courier 10 Pitch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ourier 10 Pitch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.2043in" fo:margin-right="0in" fo:text-indent="0in" style:auto-text-indent="false"/>
      <style:text-properties style:font-name="Courier 10 Pitch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.2043in" fo:margin-right="0in" fo:text-indent="0in" style:auto-text-indent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.2957in" fo:margin-right="0in" fo:text-indent="0in" style:auto-text-indent="false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.2957in" fo:margin-right="0in" fo:text-indent="0in" style:auto-text-indent="false"/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ing Languages: Principles and Paradigms</text:p>
      <text:p text:style-name="P2"><text:span text:style-name="T3">6.4</text:span>, <text:span text:style-name="T3">6.6</text:span>, 6.10, 6.11, 6.12</text:p>
      <text:p text:style-name="P4"/>
      <text:p text:style-name="P4">6.4</text:p>
      <text:p text:style-name="P5">(a)</text:p>
      <text:p text:style-name="P6"><text:tab/><text:tab/>Assignment<text:tab/><text:tab/><text:tab/>Assignment (float)</text:p>
      <text:p text:style-name="P6"><text:tab/> <text:s text:c="3"/>/<text:tab/><text:tab/>\<text:tab/><text:tab/><text:tab/>/<text:tab/> <text:s text:c="3"/>\</text:p>
      <text:p text:style-name="P7"><text:tab/> <text:s text:c="5"/>f<text:tab/> <text:tab/> Unary<text:tab/> <text:s text:c="2"/>f (float)<text:tab/> <text:s/>float()</text:p>
      <text:p text:style-name="P6"><text:tab/><text:tab/><text:tab/> <text:s text:c="3"/>/ <text:s text:c="2"/>\<text:tab/><text:tab/><text:tab/><text:tab/><text:tab/>|</text:p>
      <text:p text:style-name="P6"><text:tab/> <text:s text:c="6"/><text:tab/> <text:s text:c="3"/>- <text:s text:c="3"/>3<text:tab/><text:tab/><text:tab/> <text:tab/>Unary (int)</text:p>
      <text:p text:style-name="P7"><text:tab/><text:tab/><text:tab/><text:tab/><text:tab/><text:tab/><text:tab/><text:tab/><text:tab/><text:tab/>/ <text:s text:c="5"/>\ </text:p>
      <text:p text:style-name="P7"><text:tab/><text:tab/><text:tab/><text:tab/><text:tab/><text:tab/><text:tab/><text:tab/><text:tab/><text:tab/>-(int) <text:s/>3(int)</text:p>
      <text:p text:style-name="P7">(b)<text:tab/></text:p>
      <text:p text:style-name="P7"><text:tab/><text:tab/>Assignment<text:tab/><text:tab/><text:tab/>Assignment (float)</text:p>
      <text:p text:style-name="P7"><text:tab/><text:tab/>/<text:tab/><text:tab/>\<text:tab/><text:tab/><text:tab/>/<text:tab/><text:tab/>\</text:p>
      <text:p text:style-name="P7"><text:tab/><text:tab/>f<text:tab/><text:tab/>Unary<text:tab/>f (float)<text:tab/><text:tab/>Unary (float)</text:p>
      <text:p text:style-name="P7"><text:tab/><text:tab/><text:tab/><text:tab/>/<text:tab/>\<text:tab/><text:tab/><text:tab/><text:tab/>/<text:tab/><text:tab/>\</text:p>
      <text:p text:style-name="P7"><text:tab/><text:tab/><text:tab/><text:tab/>-<text:tab/>3.5<text:tab/><text:tab/><text:tab/>- (float)<text:tab/> <text:tab/>3.5 (float)</text:p>
      <text:p text:style-name="P7">(c)</text:p>
      <text:p text:style-name="P7"><text:tab/><text:tab/>Assignment<text:tab/><text:tab/><text:tab/>Assignment (int)</text:p>
      <text:p text:style-name="P7"><text:tab/><text:tab/>/<text:tab/><text:tab/>\<text:tab/><text:tab/><text:tab/>/<text:tab/><text:tab/>\</text:p>
      <text:p text:style-name="P7"><text:tab/><text:tab/>I <text:tab/><text:tab/>Unary<text:tab/>I (int)<text:tab/><text:tab/>Unary (int)</text:p>
      <text:p text:style-name="P7"><text:tab/><text:tab/><text:tab/><text:tab/>/<text:tab/>\<text:tab/><text:tab/><text:tab/><text:tab/>/<text:tab/>\</text:p>
      <text:p text:style-name="P7"><text:tab/><text:tab/><text:tab/><text:tab/>-<text:tab/>2<text:tab/><text:tab/><text:tab/>-(int)<text:tab/>2(int)</text:p>
      <text:p text:style-name="P7">(d)</text:p>
      <text:p text:style-name="P7"><text:tab/><text:tab/>Assignment<text:tab/><text:tab/><text:tab/><text:tab/><text:tab/><text:span text:style-name="T2">type invalid</text:span></text:p>
      <text:p text:style-name="P7"><text:tab/><text:tab/>/<text:tab/><text:tab/>\<text:tab/><text:tab/><text:tab/><text:tab/> <text:s/>narrowing of float to int</text:p>
      <text:p text:style-name="P7"><text:tab/><text:tab/>I<text:tab/><text:tab/>Unary</text:p>
      <text:p text:style-name="P7"><text:tab/><text:tab/><text:tab/><text:tab/>/<text:tab/>\</text:p>
      <text:p text:style-name="P7"><text:tab/><text:tab/><text:tab/><text:tab/>-<text:tab/>2.5</text:p>
      <text:p text:style-name="P7">(e)</text:p>
      <text:p text:style-name="P7"><text:tab/><text:tab/>Assignment<text:tab/><text:tab/><text:span text:style-name="T2">type invalid</text:span></text:p>
      <text:p text:style-name="P7"><text:tab/><text:tab/>/<text:tab/><text:tab/>\<text:tab/><text:tab/>no conversion of char to float</text:p>
      <text:p text:style-name="P7"><text:tab/><text:tab/>f<text:tab/><text:tab/>c</text:p>
      <text:p text:style-name="P7">(f)</text:p>
      <text:p text:style-name="P7"><text:tab/><text:tab/>Assignment<text:tab/><text:tab/>Assignment (int)</text:p>
      <text:p text:style-name="P7"><text:tab/><text:tab/>/<text:tab/><text:tab/>\<text:tab/><text:tab/>/<text:tab/><text:tab/><text:tab/>\</text:p>
      <text:p text:style-name="P7"><text:tab/><text:tab/>I<text:tab/><text:tab/>c<text:tab/><text:tab/>I(int)<text:tab/><text:tab/>int() (int)</text:p>
      <text:p text:style-name="P7"><text:tab/><text:tab/><text:tab/><text:tab/><text:tab/><text:tab/><text:tab/><text:tab/><text:tab/> |</text:p>
      <text:p text:style-name="P7"><text:tab/><text:tab/><text:tab/><text:tab/><text:tab/><text:tab/><text:tab/><text:tab/><text:tab/>c (char)</text:p>
      <text:p text:style-name="P7"><text:tab/><text:tab/><text:tab/><text:tab/><text:tab/><text:tab/><text:tab/><text:tab/><text:tab/><text:tab/></text:p>
      <text:p text:style-name="P7"/>
      <text:p text:style-name="P7"/>
      <text:p text:style-name="P7"/>
      <text:p text:style-name="P7"/>
      <text:p text:style-name="P7"><text:soft-page-break/>(g)</text:p>
      <text:p text:style-name="P7"><text:tab/><text:tab/>Assignment<text:tab/><text:tab/><text:tab/> Assignment(int)</text:p>
      <text:p text:style-name="P7"><text:tab/><text:tab/>/<text:tab/><text:tab/>\<text:tab/><text:tab/><text:tab/>/<text:tab/><text:tab/> <text:s/>\</text:p>
      <text:p text:style-name="P7"><text:tab/><text:tab/>I<text:tab/><text:tab/>Binary<text:tab/><text:tab/>I(int)<text:tab/> <text:s/>Binary(int)</text:p>
      <text:p text:style-name="P7"><text:tab/><text:tab/><text:tab/><text:tab/>/ <text:s/>| <text:s/>\<text:tab/><text:tab/><text:tab/><text:tab/>/ <text:s/><text:tab/>| <text:s/><text:tab/>\</text:p>
      <text:p text:style-name="P7"><text:tab/><text:tab/><text:tab/><text:tab/>+ <text:s/>I <text:s text:c="2"/>1<text:tab/><text:tab/><text:tab/>+(int) <text:s/>I(int) <text:s text:c="2"/>1(int)</text:p>
      <text:p text:style-name="P7">(h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 text:c="12"/>Assignment</text:p>
            <text:p text:style-name="P8"><text:s text:c="12"/>/ <text:s text:c="7"/>\</text:p>
            <text:p text:style-name="P8"><text:s text:c="11"/>I <text:s text:c="8"/>Binary</text:p>
            <text:p text:style-name="P8"><text:s text:c="21"/>/ <text:s/>| <text:s/>\</text:p>
            <text:p text:style-name="P8"><text:s text:c="21"/>+ <text:s/>i <text:s text:c="2"/>c </text:p>
          </table:table-cell>
          <table:table-cell table:style-name="Table1.A1" office:value-type="string">
            <text:p text:style-name="P8"><text:s text:c="6"/>Assignment</text:p>
            <text:p text:style-name="P8"><text:s text:c="6"/>/ <text:s text:c="7"/>\</text:p>
            <text:p text:style-name="P8"><text:s text:c="4"/>I <text:s text:c="8"/>Binary</text:p>
            <text:p text:style-name="P8"><text:s text:c="13"/>/ <text:s/>| <text:s/>\</text:p>
            <text:p text:style-name="P8"><text:s text:c="12"/>+ <text:s/>i <text:s text:c="2"/>int()</text:p>
            <text:p text:style-name="P8"><text:s text:c="21"/>|</text:p>
            <text:p text:style-name="P8"><text:s text:c="19"/>c(char)</text:p>
          </table:table-cell>
        </table:table-row>
      </table:table>
      <text:p text:style-name="P7">(I)</text:p>
      <text:p text:style-name="P7"><text:tab/><text:tab/>Assignment<text:tab/><text:tab/><text:tab/>Assignment (float)<text:tab/><text:tab/><text:tab/></text:p>
      <text:p text:style-name="P7"><text:tab/><text:tab/>/ <text:tab/><text:tab/>\<text:tab/><text:tab/><text:tab/>/<text:tab/><text:tab/>\</text:p>
      <text:p text:style-name="P7"><text:tab/><text:tab/>f <text:tab/><text:tab/>Binary<text:tab/> <text:s text:c="2"/>f(float)<text:tab/>Binary (float)</text:p>
      <text:p text:style-name="P7"><text:tab/><text:tab/><text:tab/><text:tab/>/ <text:s/>| <text:s/>\<text:tab/><text:tab/><text:tab/><text:tab/>/<text:tab/>|<text:tab/> <text:s text:c="2"/>\</text:p>
      <text:p text:style-name="P7"><text:tab/><text:tab/><text:tab/><text:tab/>+ <text:s/>f <text:s text:c="2"/>I<text:tab/><text:tab/> <text:s text:c="3"/>+(float) f(float) <text:s/>float()</text:p>
      <text:p text:style-name="P7"><text:tab/><text:tab/><text:tab/><text:tab/><text:tab/><text:tab/><text:tab/><text:tab/><text:tab/><text:tab/><text:tab/><text:tab/>|</text:p>
      <text:p text:style-name="P7"><text:tab/><text:tab/><text:tab/><text:tab/><text:tab/><text:tab/><text:tab/><text:tab/><text:tab/><text:tab/><text:tab/> <text:s text:c="2"/>I(int)</text:p>
      <text:p text:style-name="P7">(j)</text:p>
      <text:p text:style-name="P7"><text:tab/><text:tab/>Conditional<text:tab/><text:tab/><text:tab/><text:tab/> -Conditional--</text:p>
      <text:p text:style-name="P7"><text:tab/><text:tab/>/<text:tab/><text:tab/>\<text:tab/><text:tab/><text:tab/><text:tab/>/<text:tab/><text:tab/><text:tab/>\</text:p>
      <text:p text:style-name="P7"><text:tab/> <text:s text:c="3"/>b<text:tab/><text:tab/>Assignment<text:tab/><text:tab/>b(bool)<text:tab/><text:tab/>Assignment(int)</text:p>
      <text:p text:style-name="P7"><text:tab/><text:tab/><text:tab/><text:tab/>/<text:tab/><text:tab/>\<text:tab/><text:tab/><text:tab/><text:tab/><text:tab/>/<text:tab/>\</text:p>
      <text:p text:style-name="P7"><text:tab/><text:tab/><text:tab/><text:tab/>I<text:tab/><text:tab/>1<text:tab/><text:tab/><text:tab/><text:tab/> i(int)<text:tab/> 1(int)</text:p>
      <text:p text:style-name="P7">(k)</text:p>
      <text:p text:style-name="P7"><text:tab/><text:tab/>Conditional<text:tab/><text:tab/><text:tab/><text:tab/><text:span text:style-name="T2">invalid type</text:span></text:p>
      <text:p text:style-name="P7"><text:tab/><text:tab/>/<text:tab/><text:tab/>\<text:tab/><text:tab/><text:tab/> <text:s text:c="4"/>conditional test must be bool</text:p>
      <text:p text:style-name="P7"><text:tab/><text:tab/>f<text:tab/><text:tab/>Assignment<text:tab/><text:tab/></text:p>
      <text:p text:style-name="P7"><text:tab/><text:tab/><text:tab/><text:tab/>/<text:tab/><text:tab/>\<text:tab/><text:tab/></text:p>
      <text:p text:style-name="P7"><text:tab/><text:tab/><text:tab/><text:tab/>I<text:tab/><text:tab/>1<text:tab/><text:tab/></text:p>
      <text:p text:style-name="P7">(l)</text:p>
      <text:p text:style-name="P7"><text:tab/>Conditional<text:tab/><text:tab/><text:tab/><text:tab/> <text:s/><text:tab/>Conditional---<text:tab/><text:tab/></text:p>
      <text:p text:style-name="P7"><text:tab/>/<text:tab/><text:tab/>\<text:tab/><text:tab/><text:tab/><text:tab/><text:tab/>/<text:tab/><text:tab/> <text:s text:c="3"/>\</text:p>
      <text:p text:style-name="P7">Binary<text:tab/><text:tab/>Assignment<text:tab/><text:tab/>Binary(bool)<text:tab/><text:tab/>Assignment(f)</text:p>
      <text:p text:style-name="P7">/ | \<text:tab/><text:tab/>/<text:tab/><text:tab/>\ <text:s text:c="8"/>/ <text:s text:c="3"/>| <text:s text:c="4"/>\<text:tab/><text:tab/>/<text:tab/> <text:s text:c="3"/>\</text:p>
      <text:p text:style-name="P7">&lt; f1 f2<text:tab/><text:tab/>f3 <text:tab/><text:tab/>Binary <text:s/>&lt;(f) <text:s text:c="2"/>f1(f) <text:s/>f2(f) <text:s/>f3(f)<text:tab/> <text:s text:c="2"/>Bin</text:p>
      <text:p text:style-name="P7"><text:tab/><text:tab/><text:tab/><text:tab/> <text:s text:c="3"/>/ <text:s/>| <text:s/>\<text:tab/><text:tab/><text:tab/><text:tab/> <text:s text:c="3"/>--------/ / \</text:p>
      <text:p text:style-name="P7"><text:tab/><text:tab/><text:tab/> <text:s text:c="7"/>+ <text:s text:c="2"/>f4 <text:s/>f5<text:tab/><text:tab/><text:tab/><text:tab/> <text:s text:c="2"/>/ <text:s text:c="8"/>/ <text:s/>|</text:p>
      <text:p text:style-name="P7"><text:tab/><text:tab/><text:tab/><text:tab/><text:tab/><text:tab/><text:tab/><text:tab/><text:tab/><text:tab/> <text:s text:c="2"/>+(f) f4(f) f5(f)</text:p>
      <text:p text:style-name="P7"/>
      <text:p text:style-name="P7"/>
      <text:p text:style-name="P10"><text:soft-page-break/>6.6</text:p>
      <text:p text:style-name="P10">3 </text:p>
      <text:p text:style-name="P12"><text:span text:style-name="T4">V: Expression x TypeMap </text:span><text:span text:style-name="T7">→</text:span><text:span text:style-name="T4"> B</text:span></text:p>
      <text:p text:style-name="P12"><text:span text:style-name="T4">V(Expression e, TypeMap tm)</text:span></text:p>
      <text:p text:style-name="P12"><text:span text:style-name="T4"><text:tab/>= true <text:tab/><text:tab/><text:tab/></text:span>if e is a Value</text:p>
      <text:p text:style-name="P12"><text:span text:style-name="T4"><text:tab/>= e `elem` tm <text:tab/><text:tab/></text:span>if e is a Variable</text:p>
      <text:p text:style-name="P12"><text:span text:style-name="T4"><text:tab/>= V(e.term1, tm) &amp;&amp; V(e.term2, tm)</text:span></text:p>
      <text:p text:style-name="P12"><text:span text:style-name="T4"><text:tab/> <text:s/>&amp;&amp; (typeOf(e.term1, tm) `elem` {float, int}</text:span></text:p>
      <text:p text:style-name="P12"><text:span text:style-name="T4"><text:tab/> <text:s/><text:tab/> &amp;&amp; typeOf(e.term2, tm) `elem` {float, int})</text:span></text:p>
      <text:p text:style-name="P12"><text:span text:style-name="T4"><text:s text:c="3"/><text:tab/> <text:s/>|| (typeOf(e.term1, tm) `elem` {char, int}</text:span></text:p>
      <text:p text:style-name="P12"><text:span text:style-name="T4"><text:tab/><text:tab/> &amp;&amp; typeOf(e.term2, tm) `elem` {char, int})</text:span></text:p>
      <text:p text:style-name="P12"><text:span text:style-name="T4"><text:tab/><text:tab/><text:tab/><text:tab/> </text:span>if e is a Binary &amp;&amp; e.op `elem` {ArithmeticOp}</text:p>
      <text:p text:style-name="P13"><text:tab/>= V(e.term1, tm) &amp;&amp; V(e.term2, tm)</text:p>
      <text:p text:style-name="P12"><text:span text:style-name="T4"><text:tab/> <text:s/>&amp;&amp; (typeOf(e.term1, tm) `elem` {float, int}</text:span></text:p>
      <text:p text:style-name="P12"><text:span text:style-name="T4"><text:tab/> <text:s/><text:tab/> &amp;&amp; typeOf(e.term2, tm) `elem` {float, int})</text:span></text:p>
      <text:p text:style-name="P12"><text:span text:style-name="T4"><text:s text:c="3"/><text:tab/> <text:s/>|| (typeOf(e.term1, tm) `elem` {char, int}</text:span></text:p>
      <text:p text:style-name="P12"><text:span text:style-name="T4"><text:tab/><text:tab/> &amp;&amp; typeOf(e.term2, tm) `elem` {char, int})</text:span></text:p>
      <text:p text:style-name="P12"><text:span text:style-name="T4"><text:tab/><text:tab/><text:tab/><text:tab/> </text:span>if e is a Binary &amp;&amp; e.op `elem` {RelationalOp}</text:p>
      <text:p text:style-name="P13"><text:span text:style-name="T5"/></text:p>
      <text:p text:style-name="P13">if (b.op.ArithmeticOp()) {</text:p>
      <text:p text:style-name="P13"><text:tab/>check(((typ1 == Type.Int || typ1 == Type.Float)</text:p>
      <text:p text:style-name="P13"><text:tab/><text:tab/> <text:s/>&amp;&amp; (typ2 == Type.Int || typ2 == Type.Float))</text:p>
      <text:p text:style-name="P13"><text:tab/> <text:tab/> || ((typ1 == Type.Int || typ1 == Type.Char)</text:p>
      <text:p text:style-name="P13"><text:tab/><text:tab/> <text:s/>&amp;&amp; (typ2 == Type.Int || typ2 == Type.Char)), </text:p>
      <text:p text:style-name="P13"><text:tab/><text:tab/> “type error for “ + b.op);</text:p>
      <text:p text:style-name="P13"><text:tab/>else if (b.op.RelationalOp()) {</text:p>
      <text:p text:style-name="P13"><text:tab/><text:tab/>check(((typ1 == Type.Int || typ1 == Type.Float)</text:p>
      <text:p text:style-name="P13"><text:tab/><text:tab/><text:tab/> <text:s/>&amp;&amp; (typ2 == Type.Int || typ2 == Type.Float))</text:p>
      <text:p text:style-name="P13"><text:tab/> <text:tab/><text:tab/> || ((typ1 == Type.Int || typ1 == Type.Char)</text:p>
      <text:p text:style-name="P13"><text:tab/><text:tab/><text:tab/> <text:s/>&amp;&amp; (typ2 == Type.Int || typ2 == Type.Char)), </text:p>
      <text:p text:style-name="P13"><text:tab/><text:tab/><text:tab/> “type error for “ + b.op);</text:p>
      <text:p text:style-name="P13"><text:tab/>}</text:p>
      <text:p text:style-name="P13">}</text:p>
      <text:p text:style-name="P13"/>
      <text:p text:style-name="P11">6.10</text:p>
      <text:p text:style-name="P15">I did this in 6.6 instead. I feel that if I have already done the formal modifications, the informal modifications would be busywork.</text:p>
      <text:p text:style-name="P15"/>
      <text:p text:style-name="P11">6.11</text:p>
      <text:p text:style-name="P15">= V(e.index)<text:tab/><text:tab/><text:tab/>if <text:span text:style-name="T5">e</text:span> is an <text:span text:style-name="T5">ArrayRef</text:span></text:p>
      <text:p text:style-name="P15"><text:span text:style-name="T5"/></text:p>
      <text:p text:style-name="P11">6.12</text:p>
      <text:p text:style-name="P14"><text:span text:style-name="T5">3 </text:span><text:span text:style-name="T6">If the Expression is an ArrayRef, then its result type is the type of that Value at the location </text:span><text:span text:style-name="T4">index </text:span><text:span text:style-name="T6">in the arr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244in" style:type="right"/>
          <style:tab-stop style:position="6.9252in" style:type="right"/>
        </style:tab-stops>
      </style:paragraph-properties>
    </style:style>
    <style:style style:name="T1" style:family="text"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Jay Bolton</text:span><text:tab/><text:span text:style-name="T1">Assignment 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10-04T12:07:31</meta:creation-date>
    <dc:creator>jb</dc:creator>
    <dc:date>2010-11-16T12:46:24</dc:date>
    <meta:editing-cycles>444</meta:editing-cycles>
    <meta:editing-duration>PT10H31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27" meta:word-count="404" meta:character-count="3457"/>
  </office:meta>
</office:document-meta>
</file>